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ea7" officeooo:paragraph-rsid="00116ea7"/>
    </style:style>
    <style:style style:name="P2" style:family="paragraph" style:parent-style-name="Standard">
      <style:text-properties officeooo:rsid="00116ea7" officeooo:paragraph-rsid="00125e8f"/>
    </style:style>
    <style:style style:name="T1" style:family="text">
      <style:text-properties officeooo:rsid="00125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projet réseau</text:p>
      <text:p text:style-name="P1"/>
      <text:p text:style-name="P1">-indépendance des pécheurs sans tour par tour</text:p>
      <text:p text:style-name="P1">-temporisation entre jette d espèces pas de perdre d'XP idem pour invoquer une espèce.</text:p>
      <text:p text:style-name="P1">-tempo sur la canne et filet.</text:p>
      <text:p text:style-name="P2">-<text:span text:style-name="T1">limitation pécheurs</text:span></text:p>
      <text:p text:style-name="P2">-<text:span text:style-name="T1">type de message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0:11:19.993998785</meta:creation-date>
    <dc:date>2015-02-16T10:59:49.874456197</dc:date>
    <meta:editing-duration>PT3M9S</meta:editing-duration>
    <meta:editing-cycles>1</meta:editing-cycles>
    <meta:document-statistic meta:table-count="0" meta:image-count="0" meta:object-count="0" meta:page-count="1" meta:paragraph-count="7" meta:word-count="35" meta:character-count="216" meta:non-whitespace-character-count="186"/>
    <meta:generator>LibreOffice/4.3.3.2$Linux_X86_64 LibreOffice_project/430m0$Build-2</meta:generator>
  </office:meta>
</office:document-meta>
</file>